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terator in einer eigenen Liste:</text:p>
      <text:p text:style-name="Standard"><text:tab/>-muss Interface Iterable implementieren</text:p>
      <text:p text:style-name="Standard"><text:tab/><text:tab/>→ Methode java.util.Iterator&lt;T&gt; iterator(){return new KnotenIterator&lt;T&gt;(this);} <text:tab/><text:tab/><text:tab/>implementieren</text:p>
      <text:p text:style-name="Standard"><text:tab/>-Klasse KnotenIterator (implementiert java.util.Iterator&lt;T&gt;):</text:p>
      <text:p text:style-name="Standard"><text:tab/><text:tab/>private Knoten&lt;T&gt; k;</text:p>
      <text:p text:style-name="Standard"><text:tab/><text:tab/>private KnotenIterator(Knoten _k){k = _k;}</text:p>
      <text:p text:style-name="Standard"><text:tab/><text:tab/>private T next(){</text:p>
      <text:p text:style-name="Standard"><text:tab/><text:tab/><text:tab/>T res = k.head();</text:p>
      <text:p text:style-name="Standard"><text:tab/><text:tab/><text:tab/>k = k.tail();</text:p>
      <text:p text:style-name="Standard"><text:tab/><text:tab/><text:tab/>return res;</text:p>
      <text:p text:style-name="Standard"><text:tab/><text:tab/>}</text:p>
      <text:p text:style-name="Standard"><text:tab/><text:tab/>private boolean hasNext(){return k != null;}</text:p>
      <text:p text:style-name="Standard"><text:tab/><text:tab/>public void remove(){throw new UnsupportedOperationException();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0:07:58.79</meta:creation-date>
    <meta:document-statistic meta:table-count="0" meta:image-count="0" meta:object-count="0" meta:page-count="1" meta:paragraph-count="13" meta:word-count="52" meta:character-count="483"/>
    <dc:date>2013-05-23T10:35:08.10</dc:date>
    <meta:editing-duration>PT11M58S</meta:editing-duration>
    <meta:editing-cycles>1</meta:editing-cycles>
    <meta:generator>OpenOffice.org/3.4.1$Win32 OpenOffice.org_project/341m1$Build-9593</meta:generator>
  </office:meta>
</office:document-meta>
</file>